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01cm" fo:min-width="1.578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2.457cm"/>
    </style:style>
    <style:style style:name="gr4" style:family="graphic" style:parent-style-name="standard">
      <style:graphic-properties draw:textarea-horizontal-align="justify" draw:textarea-vertical-align="middle" draw:auto-grow-height="false" fo:min-height="1.451cm" fo:min-width="1.368cm"/>
    </style:style>
    <style:style style:name="gr5" style:family="graphic" style:parent-style-name="standard">
      <style:graphic-properties draw:textarea-horizontal-align="justify" draw:textarea-vertical-align="middle" draw:auto-grow-height="false" fo:min-height="1.15cm" fo:min-width="2.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Microsoft Sans Serif" fo:font-size="12pt" style:font-size-asian="12pt" style:font-size-complex="12pt"/>
    </style:style>
    <style:style style:name="P3" style:family="paragraph">
      <style:text-properties style:font-name="Microsoft Sans Serif" fo:font-size="12pt" style:font-size-asian="12pt" style:font-size-complex="12pt"/>
    </style:style>
    <style:style style:name="T1" style:family="text">
      <style:text-properties style:font-name="Microsoft Sans Serif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.3cm" svg:height="2cm" svg:x="2.801cm" svg:y="3.401cm">
          <text:p text:style-name="P1"><text:span text:style-name="T1">Search</text:span></text:p>
          <text:p text:style-name="P1"><text:span text:style-name="T1">Fields</text:span></text:p>
          <text:p text:style-name="P1"><text:span text:style-name="T1">Screen</text:span></text:p>
          <text:p text:style-name="P1"><text:span text:style-name="T1">Displayed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2" draw:text-style-name="P1" draw:layer="layout" svg:x1="4.601cm" svg:y1="2.001cm" svg:x2="4.601cm" svg:y2="3.401cm">
          <text:p/>
        </draw:line>
        <draw:frame draw:style-name="gr3" draw:text-style-name="P3" draw:layer="layout" svg:width="2.957cm" svg:height="0.729cm" svg:x="3.281cm" svg:y="1.201cm">
          <draw:text-box>
            <text:p><text:span text:style-name="T1">See Page 38</text:span></text:p>
          </draw:text-box>
        </draw:frame>
        <draw:line draw:style-name="gr2" draw:text-style-name="P1" draw:layer="layout" svg:x1="4.401cm" svg:y1="5.501cm" svg:x2="4.401cm" svg:y2="6.801cm">
          <text:p/>
        </draw:line>
        <draw:custom-shape draw:style-name="gr1" draw:text-style-name="P2" draw:layer="layout" svg:width="3.3cm" svg:height="2cm" svg:x="2.7cm" svg:y="6.8cm">
          <text:p text:style-name="P1"><text:span text:style-name="T1">Enter</text:span></text:p>
          <text:p text:style-name="P1"><text:span text:style-name="T1">Search </text:span></text:p>
          <text:p text:style-name="P1"><text:span text:style-name="T1">Criteria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2" draw:text-style-name="P1" draw:layer="layout" svg:x1="4.3cm" svg:y1="8.7cm" svg:x2="4.3cm" svg:y2="9.8cm">
          <text:p/>
        </draw:line>
        <draw:line draw:style-name="gr2" draw:text-style-name="P1" draw:layer="layout" svg:x1="5.7cm" svg:y1="10.5cm" svg:x2="7.4cm" svg:y2="10.5cm">
          <text:p/>
        </draw:line>
        <draw:custom-shape draw:style-name="gr4" draw:text-style-name="P2" draw:layer="layout" svg:width="2.8cm" svg:height="1.7cm" svg:x="7.4cm" svg:y="9.8cm">
          <text:p text:style-name="P1"><text:span text:style-name="T1">Database</text:span></text:p>
          <draw:enhanced-geometry svg:viewBox="0 0 21600 21600" draw:glue-points="10800 0 0 10800 10800 21600 18000 10800" draw:text-areas="3600 0 18000 21600" draw:type="flowchart-stored-data" draw:enhanced-path="M 3600 21600 X 0 10800 3600 0 L 21600 0 X 18000 10800 21600 21600 Z N"/>
        </draw:custom-shape>
        <draw:custom-shape draw:style-name="gr5" draw:text-style-name="P2" draw:layer="layout" svg:width="2.9cm" svg:height="1.4cm" svg:x="2.8cm" svg:y="9.8cm">
          <text:p text:style-name="P1"><text:span text:style-name="T1">Search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3cm" svg:height="2cm" svg:x="2.4cm" svg:y="12.2cm">
          <text:p text:style-name="P1"><text:span text:style-name="T1">Display</text:span></text:p>
          <text:p text:style-name="P1"><text:span text:style-name="T1">Search</text:span><text:span text:style-name="T1"><text:line-break/></text:span><text:span text:style-name="T1">Results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2" draw:text-style-name="P1" draw:layer="layout" svg:x1="4.3cm" svg:y1="11.1cm" svg:x2="4.3cm" svg:y2="12.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4.8cm" fo:page-height="2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28T22:51:15.612000000</meta:creation-date>
    <dc:date>2014-12-01T19:22:59.919000000</dc:date>
    <meta:editing-duration>PT28M14S</meta:editing-duration>
    <meta:editing-cycles>6</meta:editing-cycles>
    <meta:generator>LibreOffice/4.3.2.2$Windows_x86 LibreOffice_project/edfb5295ba211bd31ad47d0bad0118690f76407d</meta:generator>
    <meta:document-statistic meta:object-count="11"/>
  </office:meta>
</office:document-meta>
</file>